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704cm" fo:break-before="page" table:align="margins"/>
    </style:style>
    <style:style style:name="Table1.A" style:family="table-column">
      <style:table-column-properties style:column-width="3.597cm" style:rel-column-width="13313*"/>
    </style:style>
    <style:style style:name="Table1.B" style:family="table-column">
      <style:table-column-properties style:column-width="2.304cm" style:rel-column-width="8527*"/>
    </style:style>
    <style:style style:name="Table1.C" style:family="table-column">
      <style:table-column-properties style:column-width="2.951cm" style:rel-column-width="10923*"/>
    </style:style>
    <style:style style:name="Table1.F" style:family="table-column">
      <style:table-column-properties style:column-width="2.951cm" style:rel-column-width="1092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1.298cm"/>
    </style:style>
    <style:style style:name="P1" style:family="paragraph" style:parent-style-name="Table_20_Contents">
      <style:paragraph-properties fo:text-align="center" style:justify-single-word="false"/>
      <style:text-properties officeooo:rsid="002e1028" officeooo:paragraph-rsid="0065f4f1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072f7f" officeooo:paragraph-rsid="00072f7f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72f7f" officeooo:paragraph-rsid="00072f7f" style:font-size-asian="10pt" style:font-size-complex="10pt"/>
    </style:style>
    <style:style style:name="P5" style:family="paragraph" style:parent-style-name="Table_20_Contents">
      <style:text-properties fo:font-size="10pt" officeooo:rsid="00092d0a" officeooo:paragraph-rsid="00586f65" style:font-size-asian="10pt" style:font-size-complex="10pt"/>
    </style:style>
    <style:style style:name="P6" style:family="paragraph" style:parent-style-name="Table_20_Contents">
      <style:text-properties fo:font-size="10pt" officeooo:rsid="00092d0a" officeooo:paragraph-rsid="005e772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92d0a" officeooo:paragraph-rsid="00092d0a" style:font-size-asian="10pt" style:font-size-complex="10pt"/>
    </style:style>
    <style:style style:name="P8" style:family="paragraph" style:parent-style-name="Table_20_Contents">
      <style:text-properties fo:font-size="10pt" officeooo:paragraph-rsid="0017e42f" style:font-size-asian="10pt" style:font-size-complex="10pt"/>
    </style:style>
    <style:style style:name="P9" style:family="paragraph" style:parent-style-name="Table_20_Contents">
      <style:text-properties fo:font-size="10pt" officeooo:paragraph-rsid="002f495b" style:font-size-asian="10pt" style:font-size-complex="10pt"/>
    </style:style>
    <style:style style:name="P10" style:family="paragraph" style:parent-style-name="Table_20_Contents">
      <style:text-properties fo:font-size="10pt" officeooo:paragraph-rsid="0056867c" style:font-size-asian="10pt" style:font-size-complex="10pt"/>
    </style:style>
    <style:style style:name="P11" style:family="paragraph" style:parent-style-name="Table_20_Contents">
      <style:text-properties fo:font-size="10pt" officeooo:rsid="0017e42f" officeooo:paragraph-rsid="005e7724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676b0c" officeooo:paragraph-rsid="00676b0c" style:font-size-asian="10pt" style:font-size-complex="10pt"/>
    </style:style>
    <style:style style:name="P14" style:family="paragraph" style:parent-style-name="Table_20_Contents">
      <style:text-properties fo:font-size="10pt" officeooo:rsid="0069580b" officeooo:paragraph-rsid="0069580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rsid="006a5ff5" officeooo:paragraph-rsid="006a5ff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3efc07"/>
    </style:style>
    <style:style style:name="T3" style:family="text">
      <style:text-properties officeooo:rsid="000ff008"/>
    </style:style>
    <style:style style:name="T4" style:family="text">
      <style:text-properties officeooo:rsid="00131905"/>
    </style:style>
    <style:style style:name="T5" style:family="text">
      <style:text-properties officeooo:rsid="0017e42f"/>
    </style:style>
    <style:style style:name="T6" style:family="text">
      <style:text-properties officeooo:rsid="00676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table:number-columns-spanned="6" office:value-type="string">
            <text:p text:style-name="P16">Receipt No:<text:text-input text:description="&lt;o.name&gt;">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><text:span text:style-name="T4">Customer Name:</text:span> <text:s text:c="2"/><text:text-input text:description="&lt;o.partner_id.name&gt;">Customer </text:text-input></text:p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9"><text:text-input text:description="&lt;o.payment_date&gt;">Payment Date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heque_no&quot;&gt;">If cheque No true</text:text-inpu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2"><text:s/><text:span text:style-name="T3">Cheque</text:span> <text:span text:style-name="T3">No:</text:span> <text:text-input text:description="&lt;o.cheque_no&gt;">Cheque No</text:text-input> </text:p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13">Payment</text:p>
          </table:table-cell>
          <table:covered-table-cell/>
          <table:table-cell table:style-name="Table1.A2" office:value-type="string">
            <text:p text:style-name="P7"><text:span text:style-name="T6">Invoice</text:span> Amount</text:p>
          </table:table-cell>
          <table:table-cell table:style-name="Table1.A2" office:value-type="string">
            <text:p text:style-name="P7">Debit</text:p>
          </table:table-cell>
          <table:table-cell table:style-name="Table1.F2" office:value-type="string">
            <text:p text:style-name="P7">Credit</text:p>
          </table:table-cell>
        </table:table-row>
        <table:table-row>
          <table:table-cell table:style-name="Table1.F2" table:number-columns-spanned="6" office:value-type="string">
            <text:p text:style-name="P3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10"><text:text-input text:description="&lt;if test=&quot;line['debit']!='total'&quot;&gt;">If start 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12"><text:text-input text:description="&lt;line['invoice']&gt;">Invoice</text:text-input></text:p>
          </table:table-cell>
          <table:covered-table-cell/>
          <table:table-cell table:style-name="Table1.A2" office:value-type="string">
            <text:p text:style-name="P7"><text:text-input text:description="&lt;line['invoice_amount']&gt;">Amount</text:text-input><text:text-input text:description=""/></text:p>
          </table:table-cell>
          <table:table-cell table:style-name="Table1.A2" office:value-type="string">
            <text:p text:style-name="P7"><text:text-input text:description="&lt;line['debit']&gt;">Debit</text:text-input></text:p>
          </table:table-cell>
          <table:table-cell table:style-name="Table1.F2" office:value-type="string">
            <text:p text:style-name="P12"><text:text-input text:description="&lt;line['credit']&gt;">Credit</text:text-input> <text:s text:c="4"/></text:p>
          </table:table-cell>
        </table:table-row>
        <table:table-row>
          <table:table-cell table:style-name="Table1.F2" table:number-columns-spanned="6" office:value-type="string">
            <text:p text:style-name="P10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6"><text:span text:style-name="T5"><text:s/></text:span><text:span text:style-name="T5"><text:text-input text:description="&lt;if test=&quot;line['amount_due']&quot;&gt;">If start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5"><text:span text:style-name="T5"><text:s/>Amount Due </text:span><text:span text:style-name="T5"><text:text-input text:description="&lt;line['amount_due']&gt;">Amount Due</text:text-input></text:span><text:span text:style-name="T5"> 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11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6"><text:text-input text:description="&lt;if test=&quot;line['debit']=='total'&quot;&gt;">If start</text:text-input> 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5"><text:span text:style-name="T5">Total: <text:s text:c="2"/></text:span><text:span text:style-name="T5"><text:text-input text:description="&lt;line['total']&gt;">Total</text:text-input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6"><text:span text:style-name="T5"><text:text-input text:description="&lt;/if&gt;">End if</text:text-input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6" office:value-type="string">
            <text:p text:style-name="P8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F2" table:number-columns-spanned="6" office:value-type="string">
            <text:p text:style-name="P14">Note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officeooo:rsid="002e1028" officeooo:paragraph-rsid="0065f4f1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officeooo:rsid="003efc07"/>
    </style:style>
    <style:page-layout style:name="Mpm1">
      <style:page-layout-properties fo:page-width="21.006cm" fo:page-height="16.51cm" style:num-format="1" style:print-orientation="portrait" fo:margin-top="1.27cm" fo:margin-bottom="0.762cm" fo:margin-left="2.286cm" fo:margin-right="1.016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qua Marine</text:span> </text:p>
        <text:p text:style-name="MP1"><text:s text:c="7"/>Customer <text:s/><text:span text:style-name="MT2">Payment </text:span>Receipt <text:s text:c="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8:03:25.751079350</meta:creation-date>
    <meta:editing-duration>PT1H25M</meta:editing-duration>
    <meta:editing-cycles>7</meta:editing-cycles>
    <meta:generator>LibreOffice/4.2.8.2$Linux_X86_64 LibreOffice_project/420m0$Build-2</meta:generator>
    <dc:title>Accounting Voucher</dc:title>
    <dc:date>2016-08-12T15:10:56.556724237</dc:date>
    <meta:document-statistic meta:table-count="1" meta:image-count="0" meta:object-count="0" meta:page-count="1" meta:paragraph-count="27" meta:word-count="99" meta:character-count="371" meta:non-whitespace-character-count="303"/>
    <meta:user-defined meta:name="Generator">Aeroo Reports 1.2</meta:user-defined>
    <meta:user-defined meta:name="Software">OpenERP 6.1</meta:user-defined>
    <meta:user-defined meta:name="URL">http://www.alistek.com</meta:user-defined>
  </office:meta>
</office:document-meta>
</file>